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3-03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4-03-29</text:p>
          </table:table-cell>
        </table:table-row>
        <table:table-row table:style-name="ro2">
          <table:table-cell office:value-type="string" calcext:value-type="string">
            <text:p><text:a xlink:href="javascript:sym(33861)" xlink:type="simple">Amarapur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အမရပူရ</text:p>
          </table:table-cell>
          <table:table-cell office:value-type="float" office:value="37284" calcext:value-type="float">
            <text:p>37284</text:p>
          </table:table-cell>
          <table:table-cell office:value-type="float" office:value="80824" calcext:value-type="float">
            <text:p>80824</text:p>
          </table:table-cell>
        </table:table-row>
        <table:table-row table:style-name="ro2">
          <table:table-cell office:value-type="string" calcext:value-type="string">
            <text:p><text:a xlink:href="javascript:sym(7948)" xlink:type="simple">Bago</text:a> (Pegu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ဲခူး</text:p>
          </table:table-cell>
          <table:table-cell office:value-type="float" office:value="150528" calcext:value-type="float">
            <text:p>150528</text:p>
          </table:table-cell>
          <table:table-cell office:value-type="float" office:value="254424" calcext:value-type="float">
            <text:p>254424</text:p>
          </table:table-cell>
        </table:table-row>
        <table:table-row table:style-name="ro2">
          <table:table-cell office:value-type="string" calcext:value-type="string">
            <text:p><text:a xlink:href="javascript:sym(22014)" xlink:type="simple">Bhamo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ဗန်းမော်</text:p>
          </table:table-cell>
          <table:table-cell office:value-type="float" office:value="26169" calcext:value-type="float">
            <text:p>26169</text:p>
          </table:table-cell>
          <table:table-cell office:value-type="float" office:value="58696" calcext:value-type="float">
            <text:p>58696</text:p>
          </table:table-cell>
        </table:table-row>
        <table:table-row table:style-name="ro2">
          <table:table-cell office:value-type="string" calcext:value-type="string">
            <text:p><text:a xlink:href="javascript:sym(22015)" xlink:type="simple">Bogale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ဘိုကလေး</text:p>
          </table:table-cell>
          <table:table-cell office:value-type="float" office:value="41890" calcext:value-type="float">
            <text:p>41890</text:p>
          </table:table-cell>
          <table:table-cell office:value-type="float" office:value="43224" calcext:value-type="float">
            <text:p>43224</text:p>
          </table:table-cell>
        </table:table-row>
        <table:table-row table:style-name="ro2">
          <table:table-cell office:value-type="string" calcext:value-type="string">
            <text:p><text:a xlink:href="javascript:sym(7949)" xlink:type="simple">Chauk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ချောက်</text:p>
          </table:table-cell>
          <table:table-cell office:value-type="float" office:value="51437" calcext:value-type="float">
            <text:p>51437</text:p>
          </table:table-cell>
          <table:table-cell office:value-type="float" office:value="45076" calcext:value-type="float">
            <text:p>45076</text:p>
          </table:table-cell>
        </table:table-row>
        <table:table-row table:style-name="ro2">
          <table:table-cell office:value-type="string" calcext:value-type="string">
            <text:p><text:a xlink:href="javascript:sym(34277)" xlink:type="simple">Chaung-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ချောင်းဦး</text:p>
          </table:table-cell>
          <table:table-cell office:value-type="float" office:value="18450" calcext:value-type="float">
            <text:p>18450</text:p>
          </table:table-cell>
          <table:table-cell office:value-type="float" office:value="21929" calcext:value-type="float">
            <text:p>21929</text:p>
          </table:table-cell>
        </table:table-row>
        <table:table-row table:style-name="ro2">
          <table:table-cell office:value-type="string" calcext:value-type="string">
            <text:p><text:a xlink:href="javascript:sym(34255)" xlink:type="simple">Daik-U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ဒိုက်ဦး</text:p>
          </table:table-cell>
          <table:table-cell office:value-type="float" office:value="21224" calcext:value-type="float">
            <text:p>21224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2">
          <table:table-cell office:value-type="string" calcext:value-type="string">
            <text:p><text:a xlink:href="javascript:sym(34252)" xlink:type="simple">Danubyu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ဓနုဖြူ</text:p>
          </table:table-cell>
          <table:table-cell office:value-type="float" office:value="19705" calcext:value-type="float">
            <text:p>19705</text:p>
          </table:table-cell>
          <table:table-cell office:value-type="float" office:value="21762" calcext:value-type="float">
            <text:p>21762</text:p>
          </table:table-cell>
        </table:table-row>
        <table:table-row table:style-name="ro2">
          <table:table-cell office:value-type="string" calcext:value-type="string">
            <text:p><text:a xlink:href="javascript:sym(7950)" xlink:type="simple">Dawei</text:a> (Tavoy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ထားဝယ်</text:p>
          </table:table-cell>
          <table:table-cell office:value-type="float" office:value="69882" calcext:value-type="float">
            <text:p>69882</text:p>
          </table:table-cell>
          <table:table-cell office:value-type="float" office:value="80117" calcext:value-type="float">
            <text:p>80117</text:p>
          </table:table-cell>
        </table:table-row>
        <table:table-row table:style-name="ro2">
          <table:table-cell office:value-type="string" calcext:value-type="string">
            <text:p><text:a xlink:href="javascript:sym(34260)" xlink:type="simple">Gyobingauk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ကြို့ပင်ကောက်</text:p>
          </table:table-cell>
          <table:table-cell office:value-type="float" office:value="18309" calcext:value-type="float">
            <text:p>18309</text:p>
          </table:table-cell>
          <table:table-cell office:value-type="float" office:value="22947" calcext:value-type="float">
            <text:p>22947</text:p>
          </table:table-cell>
        </table:table-row>
        <table:table-row table:style-name="ro2">
          <table:table-cell office:value-type="string" calcext:value-type="string">
            <text:p><text:a xlink:href="javascript:sym(22029)" xlink:type="simple">Hakha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ဟားခါး</text:p>
          </table:table-cell>
          <table:table-cell office:value-type="float" office:value="12670" calcext:value-type="float">
            <text:p>12670</text:p>
          </table:table-cell>
          <table:table-cell office:value-type="float" office:value="24926" calcext:value-type="float">
            <text:p>24926</text:p>
          </table:table-cell>
        </table:table-row>
        <table:table-row table:style-name="ro2">
          <table:table-cell office:value-type="string" calcext:value-type="string">
            <text:p><text:a xlink:href="javascript:sym(7951)" xlink:type="simple">Hinthad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ဟင်္သာတ</text:p>
          </table:table-cell>
          <table:table-cell office:value-type="float" office:value="82005" calcext:value-type="float">
            <text:p>82005</text:p>
          </table:table-cell>
          <table:table-cell office:value-type="float" office:value="83762" calcext:value-type="float">
            <text:p>83762</text:p>
          </table:table-cell>
        </table:table-row>
        <table:table-row table:style-name="ro2">
          <table:table-cell office:value-type="string" calcext:value-type="string">
            <text:p><text:a xlink:href="javascript:sym(33769)" xlink:type="simple">Hlegu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လှည်းကူး</text:p>
          </table:table-cell>
          <table:table-cell office:value-type="float" office:value="18074" calcext:value-type="float">
            <text:p>18074</text:p>
          </table:table-cell>
          <table:table-cell office:value-type="float" office:value="40078" calcext:value-type="float">
            <text:p>40078</text:p>
          </table:table-cell>
        </table:table-row>
        <table:table-row table:style-name="ro2">
          <table:table-cell office:value-type="string" calcext:value-type="string">
            <text:p><text:a xlink:href="javascript:sym(34295)" xlink:type="simple">Hmawbi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မှော်ဘီ</text:p>
          </table:table-cell>
          <table:table-cell office:value-type="float" office:value="12385" calcext:value-type="float">
            <text:p>12385</text:p>
          </table:table-cell>
          <table:table-cell office:value-type="float" office:value="25960" calcext:value-type="float">
            <text:p>25960</text:p>
          </table:table-cell>
        </table:table-row>
        <table:table-row table:style-name="ro2">
          <table:table-cell office:value-type="string" calcext:value-type="string">
            <text:p><text:a xlink:href="javascript:sym(34279)" xlink:type="simple">Homalin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ဟုမ္မလင်း</text:p>
          </table:table-cell>
          <table:table-cell office:value-type="float" office:value="8512" calcext:value-type="float">
            <text:p>8512</text:p>
          </table:table-cell>
          <table:table-cell office:value-type="float" office:value="21220" calcext:value-type="float">
            <text:p>21220</text:p>
          </table:table-cell>
        </table:table-row>
        <table:table-row table:style-name="ro2">
          <table:table-cell office:value-type="string" calcext:value-type="string">
            <text:p><text:a xlink:href="javascript:sym(34264)" xlink:type="simple">Hopin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ဟိုပင်</text:p>
          </table:table-cell>
          <table:table-cell office:value-type="string" calcext:value-type="string">
            <text:p>...</text:p>
          </table:table-cell>
          <table:table-cell office:value-type="float" office:value="23352" calcext:value-type="float">
            <text:p>23352</text:p>
          </table:table-cell>
        </table:table-row>
        <table:table-row table:style-name="ro2">
          <table:table-cell office:value-type="string" calcext:value-type="string">
            <text:p><text:a xlink:href="javascript:sym(34290)" xlink:type="simple">Hopo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ဟိုပုံး</text:p>
          </table:table-cell>
          <table:table-cell office:value-type="float" office:value="9405" calcext:value-type="float">
            <text:p>9405</text:p>
          </table:table-cell>
          <table:table-cell office:value-type="float" office:value="22840" calcext:value-type="float">
            <text:p>22840</text:p>
          </table:table-cell>
        </table:table-row>
        <table:table-row table:style-name="ro3">
          <table:table-cell office:value-type="string" calcext:value-type="string">
            <text:p><text:a xlink:href="javascript:sym(22030)" xlink:type="simple">Hpa-an</text:a> (Pha-an)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ဘားအံ</text:p>
          </table:table-cell>
          <table:table-cell office:value-type="float" office:value="41501" calcext:value-type="float">
            <text:p>41501</text:p>
          </table:table-cell>
          <table:table-cell office:value-type="float" office:value="75141" calcext:value-type="float">
            <text:p>75141</text:p>
          </table:table-cell>
        </table:table-row>
        <table:table-row table:style-name="ro2">
          <table:table-cell office:value-type="string" calcext:value-type="string">
            <text:p><text:a xlink:href="javascript:sym(34261)" xlink:type="simple">Hpakant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ဖားကန့်</text:p>
          </table:table-cell>
          <table:table-cell office:value-type="string" calcext:value-type="string">
            <text:p>...</text:p>
          </table:table-cell>
          <table:table-cell office:value-type="float" office:value="60123" calcext:value-type="float">
            <text:p>60123</text:p>
          </table:table-cell>
        </table:table-row>
        <table:table-row table:style-name="ro2">
          <table:table-cell office:value-type="string" calcext:value-type="string">
            <text:p><text:a xlink:href="javascript:sym(34291)" xlink:type="simple">Hsipaw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သီပေါ</text:p>
          </table:table-cell>
          <table:table-cell office:value-type="float" office:value="16404" calcext:value-type="float">
            <text:p>16404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2">
          <table:table-cell office:value-type="string" calcext:value-type="string">
            <text:p><text:a xlink:href="javascript:sym(34281)" xlink:type="simple">Kalaw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လော</text:p>
          </table:table-cell>
          <table:table-cell office:value-type="float" office:value="31618" calcext:value-type="float">
            <text:p>31618</text:p>
          </table:table-cell>
          <table:table-cell office:value-type="float" office:value="57797" calcext:value-type="float">
            <text:p>57797</text:p>
          </table:table-cell>
        </table:table-row>
        <table:table-row table:style-name="ro1">
          <table:table-cell office:value-type="string" calcext:value-type="string">
            <text:p><text:a xlink:href="javascript:sym(7952)" xlink:type="simple">Kale</text:a> (Kalemyo, Kalay)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လေး</text:p>
          </table:table-cell>
          <table:table-cell office:value-type="float" office:value="52628" calcext:value-type="float">
            <text:p>52628</text:p>
          </table:table-cell>
          <table:table-cell office:value-type="float" office:value="130506" calcext:value-type="float">
            <text:p>130506</text:p>
          </table:table-cell>
        </table:table-row>
        <table:table-row table:style-name="ro2">
          <table:table-cell office:value-type="string" calcext:value-type="string">
            <text:p><text:a xlink:href="javascript:sym(34276)" xlink:type="simple">Kanbal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န့်ဘလူ</text:p>
          </table:table-cell>
          <table:table-cell office:value-type="float" office:value="10818" calcext:value-type="float">
            <text:p>10818</text:p>
          </table:table-cell>
          <table:table-cell office:value-type="float" office:value="25022" calcext:value-type="float">
            <text:p>25022</text:p>
          </table:table-cell>
        </table:table-row>
        <table:table-row table:style-name="ro2">
          <table:table-cell office:value-type="string" calcext:value-type="string">
            <text:p><text:a xlink:href="javascript:sym(33764)" xlink:type="simple">Katha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သာ</text:p>
          </table:table-cell>
          <table:table-cell office:value-type="float" office:value="21691" calcext:value-type="float">
            <text:p>21691</text:p>
          </table:table-cell>
          <table:table-cell office:value-type="float" office:value="26732" calcext:value-type="float">
            <text:p>26732</text:p>
          </table:table-cell>
        </table:table-row>
        <table:table-row table:style-name="ro2">
          <table:table-cell office:value-type="string" calcext:value-type="string">
            <text:p><text:a xlink:href="javascript:sym(34266)" xlink:type="simple">Kawkareik</text:a>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ကော့ကရိတ်</text:p>
          </table:table-cell>
          <table:table-cell office:value-type="float" office:value="30016" calcext:value-type="float">
            <text:p>30016</text:p>
          </table:table-cell>
          <table:table-cell office:value-type="float" office:value="42950" calcext:value-type="float">
            <text:p>42950</text:p>
          </table:table-cell>
        </table:table-row>
        <table:table-row table:style-name="ro2">
          <table:table-cell office:value-type="string" calcext:value-type="string">
            <text:p><text:a xlink:href="javascript:sym(34278)" xlink:type="simple">Kawlin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ောလင်း</text:p>
          </table:table-cell>
          <table:table-cell office:value-type="float" office:value="14777" calcext:value-type="float">
            <text:p>14777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2">
          <table:table-cell office:value-type="string" calcext:value-type="string">
            <text:p><text:a xlink:href="javascript:sym(34293)" xlink:type="simple">Kawthoung</text:a>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ကော့သောင်း</text:p>
          </table:table-cell>
          <table:table-cell office:value-type="float" office:value="16621" calcext:value-type="float">
            <text:p>16621</text:p>
          </table:table-cell>
          <table:table-cell office:value-type="float" office:value="57949" calcext:value-type="float">
            <text:p>57949</text:p>
          </table:table-cell>
        </table:table-row>
        <table:table-row table:style-name="ro2">
          <table:table-cell office:value-type="string" calcext:value-type="string">
            <text:p><text:a xlink:href="javascript:sym(33768)" xlink:type="simple">Kayan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ခရမ်း</text:p>
          </table:table-cell>
          <table:table-cell office:value-type="float" office:value="28734" calcext:value-type="float">
            <text:p>28734</text:p>
          </table:table-cell>
          <table:table-cell office:value-type="float" office:value="32977" calcext:value-type="float">
            <text:p>32977</text:p>
          </table:table-cell>
        </table:table-row>
        <table:table-row table:style-name="ro2">
          <table:table-cell office:value-type="string" calcext:value-type="string">
            <text:p><text:a xlink:href="javascript:sym(22016)" xlink:type="simple">Kengtu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ျိုင်းတုံ</text:p>
          </table:table-cell>
          <table:table-cell office:value-type="float" office:value="46938" calcext:value-type="float">
            <text:p>46938</text:p>
          </table:table-cell>
          <table:table-cell office:value-type="float" office:value="44289" calcext:value-type="float">
            <text:p>44289</text:p>
          </table:table-cell>
        </table:table-row>
        <table:table-row table:style-name="ro2">
          <table:table-cell office:value-type="string" calcext:value-type="string">
            <text:p><text:a xlink:href="javascript:sym(34287)" xlink:type="simple">Kutkai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ွတ်ခိုင်</text:p>
          </table:table-cell>
          <table:table-cell office:value-type="float" office:value="17173" calcext:value-type="float">
            <text:p>17173</text:p>
          </table:table-cell>
          <table:table-cell office:value-type="float" office:value="24963" calcext:value-type="float">
            <text:p>24963</text:p>
          </table:table-cell>
        </table:table-row>
        <table:table-row table:style-name="ro2">
          <table:table-cell office:value-type="string" calcext:value-type="string">
            <text:p><text:a xlink:href="javascript:sym(22017)" xlink:type="simple">Kyaiklat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ကျိုက်လတ်</text:p>
          </table:table-cell>
          <table:table-cell office:value-type="float" office:value="24739" calcext:value-type="float">
            <text:p>24739</text:p>
          </table:table-cell>
          <table:table-cell office:value-type="float" office:value="24479" calcext:value-type="float">
            <text:p>24479</text:p>
          </table:table-cell>
        </table:table-row>
        <table:table-row table:style-name="ro2">
          <table:table-cell office:value-type="string" calcext:value-type="string">
            <text:p><text:a xlink:href="javascript:sym(33758)" xlink:type="simple">Kyaikto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ကျိုက်ထို</text:p>
          </table:table-cell>
          <table:table-cell office:value-type="float" office:value="31855" calcext:value-type="float">
            <text:p>31855</text:p>
          </table:table-cell>
          <table:table-cell office:value-type="float" office:value="35224" calcext:value-type="float">
            <text:p>35224</text:p>
          </table:table-cell>
        </table:table-row>
        <table:table-row table:style-name="ro2">
          <table:table-cell office:value-type="string" calcext:value-type="string">
            <text:p><text:a xlink:href="javascript:sym(33765)" xlink:type="simple">Kyaukme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ျောက်မဲ</text:p>
          </table:table-cell>
          <table:table-cell office:value-type="float" office:value="34373" calcext:value-type="float">
            <text:p>34373</text:p>
          </table:table-cell>
          <table:table-cell office:value-type="float" office:value="39930" calcext:value-type="float">
            <text:p>39930</text:p>
          </table:table-cell>
        </table:table-row>
        <table:table-row table:style-name="ro4">
          <table:table-cell office:value-type="string" calcext:value-type="string">
            <text:p><text:a xlink:href="javascript:sym(33752)" xlink:type="simple">Kyaukpadaung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ကျောက်ပန်းတောင်း</text:p>
          </table:table-cell>
          <table:table-cell office:value-type="float" office:value="28718" calcext:value-type="float">
            <text:p>28718</text:p>
          </table:table-cell>
          <table:table-cell office:value-type="float" office:value="42817" calcext:value-type="float">
            <text:p>42817</text:p>
          </table:table-cell>
        </table:table-row>
        <table:table-row table:style-name="ro2">
          <table:table-cell office:value-type="string" calcext:value-type="string">
            <text:p><text:a xlink:href="javascript:sym(33760)" xlink:type="simple">Kyaukpyu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ကျောက်ဖြူ</text:p>
          </table:table-cell>
          <table:table-cell office:value-type="float" office:value="19456" calcext:value-type="float">
            <text:p>19456</text:p>
          </table:table-cell>
          <table:table-cell office:value-type="float" office:value="20866" calcext:value-type="float">
            <text:p>20866</text:p>
          </table:table-cell>
        </table:table-row>
        <table:table-row table:style-name="ro2">
          <table:table-cell office:value-type="string" calcext:value-type="string">
            <text:p><text:a xlink:href="javascript:sym(33753)" xlink:type="simple">Kyaukse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ကျောက်ဆည်</text:p>
          </table:table-cell>
          <table:table-cell office:value-type="float" office:value="27850" calcext:value-type="float">
            <text:p>27850</text:p>
          </table:table-cell>
          <table:table-cell office:value-type="float" office:value="41482" calcext:value-type="float">
            <text:p>41482</text:p>
          </table:table-cell>
        </table:table-row>
        <table:table-row table:style-name="ro2">
          <table:table-cell office:value-type="string" calcext:value-type="string">
            <text:p><text:a xlink:href="javascript:sym(34256)" xlink:type="simple">Kyauktag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ကျောက်တံခါး</text:p>
          </table:table-cell>
          <table:table-cell office:value-type="float" office:value="27672" calcext:value-type="float">
            <text:p>27672</text:p>
          </table:table-cell>
          <table:table-cell office:value-type="float" office:value="31656" calcext:value-type="float">
            <text:p>31656</text:p>
          </table:table-cell>
        </table:table-row>
        <table:table-row table:style-name="ro2">
          <table:table-cell office:value-type="string" calcext:value-type="string">
            <text:p><text:a xlink:href="javascript:sym(33770)" xlink:type="simple">Kyauktan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ကျောက်တန်း</text:p>
          </table:table-cell>
          <table:table-cell office:value-type="float" office:value="17534" calcext:value-type="float">
            <text:p>17534</text:p>
          </table:table-cell>
          <table:table-cell office:value-type="float" office:value="42778" calcext:value-type="float">
            <text:p>42778</text:p>
          </table:table-cell>
        </table:table-row>
        <table:table-row table:style-name="ro2">
          <table:table-cell office:value-type="string" calcext:value-type="string">
            <text:p><text:a xlink:href="javascript:sym(34250)" xlink:type="simple">Kyonpyaw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ကျုံပျော်</text:p>
          </table:table-cell>
          <table:table-cell office:value-type="float" office:value="17323" calcext:value-type="float">
            <text:p>17323</text:p>
          </table:table-cell>
          <table:table-cell office:value-type="float" office:value="23966" calcext:value-type="float">
            <text:p>23966</text:p>
          </table:table-cell>
        </table:table-row>
        <table:table-row table:style-name="ro2">
          <table:table-cell office:value-type="string" calcext:value-type="string">
            <text:p><text:a xlink:href="javascript:sym(22018)" xlink:type="simple">Labutt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လပွတ္တာ</text:p>
          </table:table-cell>
          <table:table-cell office:value-type="float" office:value="27675" calcext:value-type="float">
            <text:p>27675</text:p>
          </table:table-cell>
          <table:table-cell office:value-type="float" office:value="31174" calcext:value-type="float">
            <text:p>31174</text:p>
          </table:table-cell>
        </table:table-row>
        <table:table-row table:style-name="ro2">
          <table:table-cell office:value-type="string" calcext:value-type="string">
            <text:p><text:a xlink:href="javascript:sym(7953)" xlink:type="simple">Lashio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လားရှိုး</text:p>
          </table:table-cell>
          <table:table-cell office:value-type="float" office:value="88590" calcext:value-type="float">
            <text:p>88590</text:p>
          </table:table-cell>
          <table:table-cell office:value-type="float" office:value="174335" calcext:value-type="float">
            <text:p>174335</text:p>
          </table:table-cell>
        </table:table-row>
        <table:table-row table:style-name="ro2">
          <table:table-cell office:value-type="string" calcext:value-type="string">
            <text:p><text:a xlink:href="javascript:sym(34289)" xlink:type="simple">Laukkai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လောက်ကိုင်</text:p>
          </table:table-cell>
          <table:table-cell office:value-type="string" calcext:value-type="string">
            <text:p>...</text:p>
          </table:table-cell>
          <table:table-cell office:value-type="float" office:value="23435" calcext:value-type="float">
            <text:p>23435</text:p>
          </table:table-cell>
        </table:table-row>
        <table:table-row table:style-name="ro2">
          <table:table-cell office:value-type="string" calcext:value-type="string">
            <text:p><text:a xlink:href="javascript:sym(34285)" xlink:type="simple">Lawksawk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ရပ်စောက်</text:p>
          </table:table-cell>
          <table:table-cell office:value-type="float" office:value="19536" calcext:value-type="float">
            <text:p>19536</text:p>
          </table:table-cell>
          <table:table-cell office:value-type="float" office:value="29533" calcext:value-type="float">
            <text:p>29533</text:p>
          </table:table-cell>
        </table:table-row>
        <table:table-row table:style-name="ro2">
          <table:table-cell office:value-type="string" calcext:value-type="string">
            <text:p><text:a xlink:href="javascript:sym(33749)" xlink:type="simple">Letpada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လက်ပံတန်း</text:p>
          </table:table-cell>
          <table:table-cell office:value-type="float" office:value="26055" calcext:value-type="float">
            <text:p>26055</text:p>
          </table:table-cell>
          <table:table-cell office:value-type="float" office:value="24792" calcext:value-type="float">
            <text:p>24792</text:p>
          </table:table-cell>
        </table:table-row>
        <table:table-row table:style-name="ro2">
          <table:table-cell office:value-type="string" calcext:value-type="string">
            <text:p><text:a xlink:href="javascript:sym(22019)" xlink:type="simple">Loikaw</text:a></text:p>
          </table:table-cell>
          <table:table-cell office:value-type="string" calcext:value-type="string">
            <text:p>KYH</text:p>
          </table:table-cell>
          <table:table-cell office:value-type="string" calcext:value-type="string">
            <text:p>လွိုင်ကော်</text:p>
          </table:table-cell>
          <table:table-cell office:value-type="float" office:value="33665" calcext:value-type="float">
            <text:p>33665</text:p>
          </table:table-cell>
          <table:table-cell office:value-type="float" office:value="51349" calcext:value-type="float">
            <text:p>51349</text:p>
          </table:table-cell>
        </table:table-row>
        <table:table-row table:style-name="ro2">
          <table:table-cell office:value-type="string" calcext:value-type="string">
            <text:p><text:a xlink:href="javascript:sym(33755)" xlink:type="simple">Maday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တ္တရာ</text:p>
          </table:table-cell>
          <table:table-cell office:value-type="float" office:value="13158" calcext:value-type="float">
            <text:p>13158</text:p>
          </table:table-cell>
          <table:table-cell office:value-type="float" office:value="24234" calcext:value-type="float">
            <text:p>24234</text:p>
          </table:table-cell>
        </table:table-row>
        <table:table-row table:style-name="ro3">
          <table:table-cell office:value-type="string" calcext:value-type="string">
            <text:p><text:a xlink:href="javascript:sym(7954)" xlink:type="simple">Magway</text:a> (Magwe)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မကွေး</text:p>
          </table:table-cell>
          <table:table-cell office:value-type="float" office:value="54881" calcext:value-type="float">
            <text:p>54881</text:p>
          </table:table-cell>
          <table:table-cell office:value-type="float" office:value="94038" calcext:value-type="float">
            <text:p>94038</text:p>
          </table:table-cell>
        </table:table-row>
        <table:table-row table:style-name="ro2">
          <table:table-cell office:value-type="string" calcext:value-type="string">
            <text:p><text:a xlink:href="javascript:sym(7955)" xlink:type="simple">Mandalay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န္တလေး</text:p>
          </table:table-cell>
          <table:table-cell office:value-type="float" office:value="532949" calcext:value-type="float">
            <text:p>532949</text:p>
          </table:table-cell>
          <table:table-cell office:value-type="float" office:value="1225546" calcext:value-type="float">
            <text:p>1225546</text:p>
          </table:table-cell>
        </table:table-row>
        <table:table-row table:style-name="ro2">
          <table:table-cell office:value-type="string" calcext:value-type="string">
            <text:p><text:a xlink:href="javascript:sym(33746)" xlink:type="simple">Maubi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အူပင်</text:p>
          </table:table-cell>
          <table:table-cell office:value-type="float" office:value="39917" calcext:value-type="float">
            <text:p>39917</text:p>
          </table:table-cell>
          <table:table-cell office:value-type="float" office:value="43111" calcext:value-type="float">
            <text:p>43111</text:p>
          </table:table-cell>
        </table:table-row>
        <table:table-row table:style-name="ro3">
          <table:table-cell office:value-type="string" calcext:value-type="string">
            <text:p><text:a xlink:href="javascript:sym(7956)" xlink:type="simple">Mawlamyine</text:a> (Moulmein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မော်လမြိုင်</text:p>
          </table:table-cell>
          <table:table-cell office:value-type="float" office:value="219961" calcext:value-type="float">
            <text:p>219961</text:p>
          </table:table-cell>
          <table:table-cell office:value-type="float" office:value="253734" calcext:value-type="float">
            <text:p>253734</text:p>
          </table:table-cell>
        </table:table-row>
        <table:table-row table:style-name="ro2">
          <table:table-cell office:value-type="string" calcext:value-type="string">
            <text:p><text:a xlink:href="javascript:sym(34248)" xlink:type="simple">Mawlamyinegyu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ော်လမြိုင်ကျွန်း</text:p>
          </table:table-cell>
          <table:table-cell office:value-type="float" office:value="30876" calcext:value-type="float">
            <text:p>30876</text:p>
          </table:table-cell>
          <table:table-cell office:value-type="float" office:value="32915" calcext:value-type="float">
            <text:p>32915</text:p>
          </table:table-cell>
        </table:table-row>
        <table:table-row table:style-name="ro2">
          <table:table-cell office:value-type="string" calcext:value-type="string">
            <text:p><text:a xlink:href="javascript:sym(7958)" xlink:type="simple">Meiktil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ိတ္ထီလာ</text:p>
          </table:table-cell>
          <table:table-cell office:value-type="float" office:value="96492" calcext:value-type="float">
            <text:p>96492</text:p>
          </table:table-cell>
          <table:table-cell office:value-type="float" office:value="111522" calcext:value-type="float">
            <text:p>111522</text:p>
          </table:table-cell>
        </table:table-row>
        <table:table-row table:style-name="ro2">
          <table:table-cell office:value-type="string" calcext:value-type="string">
            <text:p><text:a xlink:href="javascript:sym(22020)" xlink:type="simple">Minbu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မင်းဘူး</text:p>
          </table:table-cell>
          <table:table-cell office:value-type="float" office:value="32456" calcext:value-type="float">
            <text:p>32456</text:p>
          </table:table-cell>
          <table:table-cell office:value-type="float" office:value="39559" calcext:value-type="float">
            <text:p>39559</text:p>
          </table:table-cell>
        </table:table-row>
        <table:table-row table:style-name="ro2">
          <table:table-cell office:value-type="string" calcext:value-type="string">
            <text:p><text:a xlink:href="javascript:sym(33762)" xlink:type="simple">Minbya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မင်းပြား</text:p>
          </table:table-cell>
          <table:table-cell office:value-type="float" office:value="15068" calcext:value-type="float">
            <text:p>15068</text:p>
          </table:table-cell>
          <table:table-cell office:value-type="float" office:value="22944" calcext:value-type="float">
            <text:p>22944</text:p>
          </table:table-cell>
        </table:table-row>
        <table:table-row table:style-name="ro2">
          <table:table-cell office:value-type="string" calcext:value-type="string">
            <text:p><text:a xlink:href="javascript:sym(33751)" xlink:type="simple">Mogaung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ိုးကောင်း</text:p>
          </table:table-cell>
          <table:table-cell office:value-type="float" office:value="16880" calcext:value-type="float">
            <text:p>16880</text:p>
          </table:table-cell>
          <table:table-cell office:value-type="float" office:value="25012" calcext:value-type="float">
            <text:p>25012</text:p>
          </table:table-cell>
        </table:table-row>
        <table:table-row table:style-name="ro3">
          <table:table-cell office:value-type="string" calcext:value-type="string">
            <text:p><text:a xlink:href="javascript:sym(22021)" xlink:type="simple">Mogoke</text:a> (Mogok)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ိုးကုတ်</text:p>
          </table:table-cell>
          <table:table-cell office:value-type="float" office:value="49392" calcext:value-type="float">
            <text:p>49392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2">
          <table:table-cell office:value-type="string" calcext:value-type="string">
            <text:p><text:a xlink:href="javascript:sym(34262)" xlink:type="simple">Mohnyin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ိုးညှင်း</text:p>
          </table:table-cell>
          <table:table-cell office:value-type="string" calcext:value-type="string">
            <text:p>...</text:p>
          </table:table-cell>
          <table:table-cell office:value-type="float" office:value="33290" calcext:value-type="float">
            <text:p>33290</text:p>
          </table:table-cell>
        </table:table-row>
        <table:table-row table:style-name="ro2">
          <table:table-cell office:value-type="string" calcext:value-type="string">
            <text:p><text:a xlink:href="javascript:sym(34292)" xlink:type="simple">Mongla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မိုင်းလား</text:p>
          </table:table-cell>
          <table:table-cell office:value-type="string" calcext:value-type="string">
            <text:p>...</text:p>
          </table:table-cell>
          <table:table-cell office:value-type="float" office:value="20745" calcext:value-type="float">
            <text:p>20745</text:p>
          </table:table-cell>
        </table:table-row>
        <table:table-row table:style-name="ro2">
          <table:table-cell office:value-type="string" calcext:value-type="string">
            <text:p><text:a xlink:href="javascript:sym(7960)" xlink:type="simple">Monywa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မုံရွာ</text:p>
          </table:table-cell>
          <table:table-cell office:value-type="float" office:value="106843" calcext:value-type="float">
            <text:p>106843</text:p>
          </table:table-cell>
          <table:table-cell office:value-type="float" office:value="207489" calcext:value-type="float">
            <text:p>207489</text:p>
          </table:table-cell>
        </table:table-row>
        <table:table-row table:style-name="ro2">
          <table:table-cell office:value-type="string" calcext:value-type="string">
            <text:p><text:a xlink:href="javascript:sym(33761)" xlink:type="simple">Mrauk-U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မြောက်ဦး</text:p>
          </table:table-cell>
          <table:table-cell office:value-type="float" office:value="24592" calcext:value-type="float">
            <text:p>24592</text:p>
          </table:table-cell>
          <table:table-cell office:value-type="float" office:value="36139" calcext:value-type="float">
            <text:p>36139</text:p>
          </table:table-cell>
        </table:table-row>
        <table:table-row table:style-name="ro2">
          <table:table-cell office:value-type="string" calcext:value-type="string">
            <text:p><text:a xlink:href="javascript:sym(22022)" xlink:type="simple">Mudo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မုဒုံ</text:p>
          </table:table-cell>
          <table:table-cell office:value-type="float" office:value="44492" calcext:value-type="float">
            <text:p>44492</text:p>
          </table:table-cell>
          <table:table-cell office:value-type="float" office:value="52514" calcext:value-type="float">
            <text:p>52514</text:p>
          </table:table-cell>
        </table:table-row>
        <table:table-row table:style-name="ro2">
          <table:table-cell office:value-type="string" calcext:value-type="string">
            <text:p><text:a xlink:href="javascript:sym(34282)" xlink:type="simple">Muse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မူဆယ်</text:p>
          </table:table-cell>
          <table:table-cell office:value-type="float" office:value="9499" calcext:value-type="float">
            <text:p>9499</text:p>
          </table:table-cell>
          <table:table-cell office:value-type="float" office:value="74313" calcext:value-type="float">
            <text:p>74313</text:p>
          </table:table-cell>
        </table:table-row>
        <table:table-row table:style-name="ro2">
          <table:table-cell office:value-type="string" calcext:value-type="string">
            <text:p><text:a xlink:href="javascript:sym(34251)" xlink:type="simple">Myanaung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ြန်အောင်</text:p>
          </table:table-cell>
          <table:table-cell office:value-type="float" office:value="24499" calcext:value-type="float">
            <text:p>24499</text:p>
          </table:table-cell>
          <table:table-cell office:value-type="float" office:value="22550" calcext:value-type="float">
            <text:p>22550</text:p>
          </table:table-cell>
        </table:table-row>
        <table:table-row table:style-name="ro2">
          <table:table-cell office:value-type="string" calcext:value-type="string">
            <text:p><text:a xlink:href="javascript:sym(33745)" xlink:type="simple">Myaungmy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ြောင်းမြ</text:p>
          </table:table-cell>
          <table:table-cell office:value-type="float" office:value="32028" calcext:value-type="float">
            <text:p>32028</text:p>
          </table:table-cell>
          <table:table-cell office:value-type="float" office:value="58698" calcext:value-type="float">
            <text:p>58698</text:p>
          </table:table-cell>
        </table:table-row>
        <table:table-row table:style-name="ro2">
          <table:table-cell office:value-type="string" calcext:value-type="string">
            <text:p><text:a xlink:href="javascript:sym(34267)" xlink:type="simple">Myawaddy</text:a>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မြဝတီ</text:p>
          </table:table-cell>
          <table:table-cell office:value-type="float" office:value="6389" calcext:value-type="float">
            <text:p>6389</text:p>
          </table:table-cell>
          <table:table-cell office:value-type="float" office:value="113155" calcext:value-type="float">
            <text:p>113155</text:p>
          </table:table-cell>
        </table:table-row>
        <table:table-row table:style-name="ro1">
          <table:table-cell office:value-type="string" calcext:value-type="string">
            <text:p><text:a xlink:href="javascript:sym(22013)" xlink:type="simple">Myede</text:a> (Aunglan, Allanmyo)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အောင်လံ</text:p>
          </table:table-cell>
          <table:table-cell office:value-type="float" office:value="32770" calcext:value-type="float">
            <text:p>32770</text:p>
          </table:table-cell>
          <table:table-cell office:value-type="float" office:value="52487" calcext:value-type="float">
            <text:p>52487</text:p>
          </table:table-cell>
        </table:table-row>
        <table:table-row table:style-name="ro3">
          <table:table-cell office:value-type="string" calcext:value-type="string">
            <text:p><text:a xlink:href="javascript:sym(7959)" xlink:type="simple">Myeik</text:a> (Mergui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မြိတ်</text:p>
          </table:table-cell>
          <table:table-cell office:value-type="float" office:value="88600" calcext:value-type="float">
            <text:p>88600</text:p>
          </table:table-cell>
          <table:table-cell office:value-type="float" office:value="115141" calcext:value-type="float">
            <text:p>115141</text:p>
          </table:table-cell>
        </table:table-row>
        <table:table-row table:style-name="ro2">
          <table:table-cell office:value-type="string" calcext:value-type="string">
            <text:p><text:a xlink:href="javascript:sym(7961)" xlink:type="simple">Myingya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ြင်းခြံ</text:p>
          </table:table-cell>
          <table:table-cell office:value-type="float" office:value="77060" calcext:value-type="float">
            <text:p>77060</text:p>
          </table:table-cell>
          <table:table-cell office:value-type="float" office:value="87708" calcext:value-type="float">
            <text:p>87708</text:p>
          </table:table-cell>
        </table:table-row>
        <table:table-row table:style-name="ro2">
          <table:table-cell office:value-type="string" calcext:value-type="string">
            <text:p><text:a xlink:href="javascript:sym(7962)" xlink:type="simple">Myitkyina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ြစ်ကြီးနား</text:p>
          </table:table-cell>
          <table:table-cell office:value-type="float" office:value="56427" calcext:value-type="float">
            <text:p>56427</text:p>
          </table:table-cell>
          <table:table-cell office:value-type="float" office:value="243031" calcext:value-type="float">
            <text:p>243031</text:p>
          </table:table-cell>
        </table:table-row>
        <table:table-row table:style-name="ro2">
          <table:table-cell office:value-type="string" calcext:value-type="string">
            <text:p><text:a xlink:href="javascript:sym(34283)" xlink:type="simple">Nanhkan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နမ့်ခမ်း</text:p>
          </table:table-cell>
          <table:table-cell office:value-type="float" office:value="14836" calcext:value-type="float">
            <text:p>14836</text:p>
          </table:table-cell>
          <table:table-cell office:value-type="float" office:value="30269" calcext:value-type="float">
            <text:p>30269</text:p>
          </table:table-cell>
        </table:table-row>
        <table:table-row table:style-name="ro2">
          <table:table-cell office:value-type="string" calcext:value-type="string">
            <text:p><text:a xlink:href="javascript:sym(34288)" xlink:type="simple">Nansa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နမ့်စန်</text:p>
          </table:table-cell>
          <table:table-cell office:value-type="float" office:value="10437" calcext:value-type="float">
            <text:p>10437</text:p>
          </table:table-cell>
          <table:table-cell office:value-type="float" office:value="23792" calcext:value-type="float">
            <text:p>23792</text:p>
          </table:table-cell>
        </table:table-row>
        <table:table-row table:style-name="ro5">
          <table:table-cell office:value-type="string" calcext:value-type="string">
            <text:p><text:a xlink:href="javascript:sym(7966)" xlink:type="simple">Naypyitaw</text:a> (incl. Pyinmana, Lewe)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နေပြည်တော်</text:p>
          </table:table-cell>
          <table:table-cell office:value-type="float" office:value="73211" calcext:value-type="float">
            <text:p>73211</text:p>
          </table:table-cell>
          <table:table-cell office:value-type="float" office:value="333506" calcext:value-type="float">
            <text:p>333506</text:p>
          </table:table-cell>
        </table:table-row>
        <table:table-row table:style-name="ro2">
          <table:table-cell office:value-type="string" calcext:value-type="string">
            <text:p><text:a xlink:href="javascript:sym(34249)" xlink:type="simple">Nyaungdo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ညောင်တုန်း</text:p>
          </table:table-cell>
          <table:table-cell office:value-type="float" office:value="24261" calcext:value-type="float">
            <text:p>24261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2">
          <table:table-cell office:value-type="string" calcext:value-type="string">
            <text:p><text:a xlink:href="javascript:sym(34257)" xlink:type="simple">Nyaunglebi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ညောင်လေးပင်</text:p>
          </table:table-cell>
          <table:table-cell office:value-type="float" office:value="55194" calcext:value-type="float">
            <text:p>55194</text:p>
          </table:table-cell>
          <table:table-cell office:value-type="float" office:value="59244" calcext:value-type="float">
            <text:p>59244</text:p>
          </table:table-cell>
        </table:table-row>
        <table:table-row table:style-name="ro2">
          <table:table-cell office:value-type="string" calcext:value-type="string">
            <text:p><text:a xlink:href="javascript:sym(34271)" xlink:type="simple">Nyaung-U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ညောင်ဦး</text:p>
          </table:table-cell>
          <table:table-cell office:value-type="float" office:value="24349" calcext:value-type="float">
            <text:p>24349</text:p>
          </table:table-cell>
          <table:table-cell office:value-type="float" office:value="48528" calcext:value-type="float">
            <text:p>48528</text:p>
          </table:table-cell>
        </table:table-row>
        <table:table-row table:style-name="ro2">
          <table:table-cell office:value-type="string" calcext:value-type="string">
            <text:p><text:a xlink:href="javascript:sym(7963)" xlink:type="simple">Pakokku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ပခုက္ကူ</text:p>
          </table:table-cell>
          <table:table-cell office:value-type="float" office:value="71860" calcext:value-type="float">
            <text:p>71860</text:p>
          </table:table-cell>
          <table:table-cell office:value-type="float" office:value="90842" calcext:value-type="float">
            <text:p>90842</text:p>
          </table:table-cell>
        </table:table-row>
        <table:table-row table:style-name="ro3">
          <table:table-cell office:value-type="string" calcext:value-type="string">
            <text:p><text:a xlink:href="javascript:sym(34286)" xlink:type="simple">Panglong</text:a> (Pinlon)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ပင်လုံ</text:p>
          </table:table-cell>
          <table:table-cell office:value-type="string" calcext:value-type="string">
            <text:p>...</text:p>
          </table:table-cell>
          <table:table-cell office:value-type="float" office:value="27115" calcext:value-type="float">
            <text:p>27115</text:p>
          </table:table-cell>
        </table:table-row>
        <table:table-row table:style-name="ro2">
          <table:table-cell office:value-type="string" calcext:value-type="string">
            <text:p><text:a xlink:href="javascript:sym(34254)" xlink:type="simple">Pantanaw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ပန်းတနော်</text:p>
          </table:table-cell>
          <table:table-cell office:value-type="float" office:value="13786" calcext:value-type="float">
            <text:p>13786</text:p>
          </table:table-cell>
          <table:table-cell office:value-type="float" office:value="19820" calcext:value-type="float">
            <text:p>19820</text:p>
          </table:table-cell>
        </table:table-row>
        <table:table-row table:style-name="ro3">
          <table:table-cell office:value-type="string" calcext:value-type="string">
            <text:p><text:a xlink:href="javascript:sym(7964)" xlink:type="simple">Pathein</text:a> (Bassein)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ပုသိမ်</text:p>
          </table:table-cell>
          <table:table-cell office:value-type="float" office:value="144096" calcext:value-type="float">
            <text:p>144096</text:p>
          </table:table-cell>
          <table:table-cell office:value-type="float" office:value="169773" calcext:value-type="float">
            <text:p>169773</text:p>
          </table:table-cell>
        </table:table-row>
        <table:table-row table:style-name="ro2">
          <table:table-cell office:value-type="string" calcext:value-type="string">
            <text:p><text:a xlink:href="javascript:sym(33759)" xlink:type="simple">Paung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ပေါင်</text:p>
          </table:table-cell>
          <table:table-cell office:value-type="float" office:value="22621" calcext:value-type="float">
            <text:p>22621</text:p>
          </table:table-cell>
          <table:table-cell office:value-type="float" office:value="29434" calcext:value-type="float">
            <text:p>29434</text:p>
          </table:table-cell>
        </table:table-row>
        <table:table-row table:style-name="ro2">
          <table:table-cell office:value-type="string" calcext:value-type="string">
            <text:p><text:a xlink:href="javascript:sym(33750)" xlink:type="simple">Paungd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ေါင်းတည်</text:p>
          </table:table-cell>
          <table:table-cell office:value-type="float" office:value="25912" calcext:value-type="float">
            <text:p>25912</text:p>
          </table:table-cell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string" calcext:value-type="string">
            <text:p><text:a xlink:href="javascript:sym(34268)" xlink:type="simple">Payathonzu</text:a> (Hpayarthonesu)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ဘုရားသုံးဆူ</text:p>
          </table:table-cell>
          <table:table-cell office:value-type="string" calcext:value-type="string">
            <text:p>...</text:p>
          </table:table-cell>
          <table:table-cell office:value-type="float" office:value="27311" calcext:value-type="float">
            <text:p>27311</text:p>
          </table:table-cell>
        </table:table-row>
        <table:table-row table:style-name="ro2">
          <table:table-cell office:value-type="string" calcext:value-type="string">
            <text:p><text:a xlink:href="javascript:sym(33748)" xlink:type="simple">Phyu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ဖြူး</text:p>
          </table:table-cell>
          <table:table-cell office:value-type="float" office:value="25368" calcext:value-type="float">
            <text:p>25368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2">
          <table:table-cell office:value-type="string" calcext:value-type="string">
            <text:p><text:a xlink:href="javascript:sym(22023)" xlink:type="simple">Pyapo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ဖျာပုံ</text:p>
          </table:table-cell>
          <table:table-cell office:value-type="float" office:value="39862" calcext:value-type="float">
            <text:p>39862</text:p>
          </table:table-cell>
          <table:table-cell office:value-type="float" office:value="49128" calcext:value-type="float">
            <text:p>49128</text:p>
          </table:table-cell>
        </table:table-row>
        <table:table-row table:style-name="ro2">
          <table:table-cell office:value-type="string" calcext:value-type="string">
            <text:p><text:a xlink:href="javascript:sym(33754)" xlink:type="simple">Pyawbwe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ပျော်ဘွယ်</text:p>
          </table:table-cell>
          <table:table-cell office:value-type="float" office:value="23857" calcext:value-type="float">
            <text:p>23857</text:p>
          </table:table-cell>
          <table:table-cell office:value-type="float" office:value="32214" calcext:value-type="float">
            <text:p>32214</text:p>
          </table:table-cell>
        </table:table-row>
        <table:table-row table:style-name="ro3">
          <table:table-cell office:value-type="string" calcext:value-type="string">
            <text:p><text:a xlink:href="javascript:sym(7965)" xlink:type="simple">Pyay</text:a> (Pyè, Prome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ြည်</text:p>
          </table:table-cell>
          <table:table-cell office:value-type="float" office:value="83332" calcext:value-type="float">
            <text:p>83332</text:p>
          </table:table-cell>
          <table:table-cell office:value-type="float" office:value="134861" calcext:value-type="float">
            <text:p>134861</text:p>
          </table:table-cell>
        </table:table-row>
        <table:table-row table:style-name="ro3">
          <table:table-cell office:value-type="string" calcext:value-type="string">
            <text:p><text:a xlink:href="javascript:sym(7957)" xlink:type="simple">Pyin Oo Lwin</text:a> (Maymyo)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ပြင်ဦးလွင်</text:p>
          </table:table-cell>
          <table:table-cell office:value-type="float" office:value="63782" calcext:value-type="float">
            <text:p>63782</text:p>
          </table:table-cell>
          <table:table-cell office:value-type="float" office:value="158783" calcext:value-type="float">
            <text:p>158783</text:p>
          </table:table-cell>
        </table:table-row>
        <table:table-row table:style-name="ro2">
          <table:table-cell office:value-type="string" calcext:value-type="string">
            <text:p><text:a xlink:href="javascript:sym(22024)" xlink:type="simple">Sagaing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စစ်ကိုင်း</text:p>
          </table:table-cell>
          <table:table-cell office:value-type="float" office:value="46212" calcext:value-type="float">
            <text:p>46212</text:p>
          </table:table-cell>
          <table:table-cell office:value-type="float" office:value="81432" calcext:value-type="float">
            <text:p>81432</text:p>
          </table:table-cell>
        </table:table-row>
        <table:table-row table:style-name="ro2">
          <table:table-cell office:value-type="string" calcext:value-type="string">
            <text:p><text:a xlink:href="javascript:sym(7967)" xlink:type="simple">Shwebo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ရွှေဘို</text:p>
          </table:table-cell>
          <table:table-cell office:value-type="float" office:value="52185" calcext:value-type="float">
            <text:p>52185</text:p>
          </table:table-cell>
          <table:table-cell office:value-type="float" office:value="69036" calcext:value-type="float">
            <text:p>69036</text:p>
          </table:table-cell>
        </table:table-row>
        <table:table-row table:style-name="ro2">
          <table:table-cell office:value-type="string" calcext:value-type="string">
            <text:p><text:a xlink:href="javascript:sym(34258)" xlink:type="simple">Shwegyi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ရွှေကျင်</text:p>
          </table:table-cell>
          <table:table-cell office:value-type="float" office:value="17701" calcext:value-type="float">
            <text:p>17701</text:p>
          </table:table-cell>
          <table:table-cell office:value-type="float" office:value="24579" calcext:value-type="float">
            <text:p>24579</text:p>
          </table:table-cell>
        </table:table-row>
        <table:table-row table:style-name="ro3">
          <table:table-cell office:value-type="string" calcext:value-type="string">
            <text:p><text:a xlink:href="javascript:sym(7968)" xlink:type="simple">Sittwe</text:a> (Akyab)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စစ်တွေ</text:p>
          </table:table-cell>
          <table:table-cell office:value-type="float" office:value="107621" calcext:value-type="float">
            <text:p>107621</text:p>
          </table:table-cell>
          <table:table-cell office:value-type="float" office:value="100748" calcext:value-type="float">
            <text:p>100748</text:p>
          </table:table-cell>
        </table:table-row>
        <table:table-row table:style-name="ro2">
          <table:table-cell office:value-type="string" calcext:value-type="string">
            <text:p><text:a xlink:href="javascript:sym(34284)" xlink:type="simple">Tachileik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ာချီလိတ်</text:p>
          </table:table-cell>
          <table:table-cell office:value-type="float" office:value="10650" calcext:value-type="float">
            <text:p>10650</text:p>
          </table:table-cell>
          <table:table-cell office:value-type="float" office:value="51553" calcext:value-type="float">
            <text:p>51553</text:p>
          </table:table-cell>
        </table:table-row>
        <table:table-row table:style-name="ro2">
          <table:table-cell office:value-type="string" calcext:value-type="string">
            <text:p><text:a xlink:href="javascript:sym(34294)" xlink:type="simple">Taikkyi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တိုက်ကြီး</text:p>
          </table:table-cell>
          <table:table-cell office:value-type="float" office:value="27465" calcext:value-type="float">
            <text:p>27465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2">
          <table:table-cell office:value-type="string" calcext:value-type="string">
            <text:p><text:a xlink:href="javascript:sym(33763)" xlink:type="simple">Tam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တမူး</text:p>
          </table:table-cell>
          <table:table-cell office:value-type="float" office:value="19574" calcext:value-type="float">
            <text:p>19574</text:p>
          </table:table-cell>
          <table:table-cell office:value-type="float" office:value="43737" calcext:value-type="float">
            <text:p>43737</text:p>
          </table:table-cell>
        </table:table-row>
        <table:table-row table:style-name="ro2">
          <table:table-cell office:value-type="string" calcext:value-type="string">
            <text:p><text:a xlink:href="javascript:sym(34263)" xlink:type="simple">Tanai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တနိုင်း</text:p>
          </table:table-cell>
          <table:table-cell office:value-type="float" office:value="7538" calcext:value-type="float">
            <text:p>7538</text:p>
          </table:table-cell>
          <table:table-cell office:value-type="float" office:value="31998" calcext:value-type="float">
            <text:p>31998</text:p>
          </table:table-cell>
        </table:table-row>
        <table:table-row table:style-name="ro2">
          <table:table-cell office:value-type="string" calcext:value-type="string">
            <text:p><text:a xlink:href="javascript:sym(33766)" xlink:type="simple">Tangyan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န့်ယန်း</text:p>
          </table:table-cell>
          <table:table-cell office:value-type="float" office:value="19797" calcext:value-type="float">
            <text:p>19797</text:p>
          </table:table-cell>
          <table:table-cell office:value-type="float" office:value="33603" calcext:value-type="float">
            <text:p>33603</text:p>
          </table:table-cell>
        </table:table-row>
        <table:table-row table:style-name="ro2">
          <table:table-cell office:value-type="string" calcext:value-type="string">
            <text:p><text:a xlink:href="javascript:sym(34274)" xlink:type="simple">Tatkon</text:a>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တပ်ကုန်း</text:p>
          </table:table-cell>
          <table:table-cell office:value-type="float" office:value="20441" calcext:value-type="float">
            <text:p>20441</text:p>
          </table:table-cell>
          <table:table-cell office:value-type="float" office:value="41683" calcext:value-type="float">
            <text:p>41683</text:p>
          </table:table-cell>
        </table:table-row>
        <table:table-row table:style-name="ro2">
          <table:table-cell office:value-type="string" calcext:value-type="string">
            <text:p><text:a xlink:href="javascript:sym(22025)" xlink:type="simple">Taungdwingyi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တောင်တွင်းကြီး</text:p>
          </table:table-cell>
          <table:table-cell office:value-type="float" office:value="39674" calcext:value-type="float">
            <text:p>39674</text:p>
          </table:table-cell>
          <table:table-cell office:value-type="float" office:value="46023" calcext:value-type="float">
            <text:p>46023</text:p>
          </table:table-cell>
        </table:table-row>
        <table:table-row table:style-name="ro2">
          <table:table-cell office:value-type="string" calcext:value-type="string">
            <text:p><text:a xlink:href="javascript:sym(7969)" xlink:type="simple">Taunggyi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ောင်ကြီး</text:p>
          </table:table-cell>
          <table:table-cell office:value-type="float" office:value="108231" calcext:value-type="float">
            <text:p>108231</text:p>
          </table:table-cell>
          <table:table-cell office:value-type="float" office:value="264804" calcext:value-type="float">
            <text:p>264804</text:p>
          </table:table-cell>
        </table:table-row>
        <table:table-row table:style-name="ro3">
          <table:table-cell office:value-type="string" calcext:value-type="string">
            <text:p><text:a xlink:href="javascript:sym(7971)" xlink:type="simple">Taungoo</text:a> (Toungoo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တောင်ငူ</text:p>
          </table:table-cell>
          <table:table-cell office:value-type="float" office:value="65861" calcext:value-type="float">
            <text:p>65861</text:p>
          </table:table-cell>
          <table:table-cell office:value-type="float" office:value="108589" calcext:value-type="float">
            <text:p>108589</text:p>
          </table:table-cell>
        </table:table-row>
        <table:table-row table:style-name="ro2">
          <table:table-cell office:value-type="string" calcext:value-type="string">
            <text:p><text:a xlink:href="javascript:sym(33757)" xlink:type="simple">Thanbyuzayat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သံဖြူဇရပ်</text:p>
          </table:table-cell>
          <table:table-cell office:value-type="float" office:value="22621" calcext:value-type="float">
            <text:p>22621</text:p>
          </table:table-cell>
          <table:table-cell office:value-type="float" office:value="57208" calcext:value-type="float">
            <text:p>57208</text:p>
          </table:table-cell>
        </table:table-row>
        <table:table-row table:style-name="ro2">
          <table:table-cell office:value-type="string" calcext:value-type="string">
            <text:p><text:a xlink:href="javascript:sym(7970)" xlink:type="simple">Thato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သထုံ</text:p>
          </table:table-cell>
          <table:table-cell office:value-type="float" office:value="61790" calcext:value-type="float">
            <text:p>61790</text:p>
          </table:table-cell>
          <table:table-cell office:value-type="float" office:value="55047" calcext:value-type="float">
            <text:p>55047</text:p>
          </table:table-cell>
        </table:table-row>
        <table:table-row table:style-name="ro1">
          <table:table-cell office:value-type="string" calcext:value-type="string">
            <text:p><text:a xlink:href="javascript:sym(22026)" xlink:type="simple">Thayarwady</text:a> (Tharrawaddy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သာယာဝတီ</text:p>
          </table:table-cell>
          <table:table-cell office:value-type="float" office:value="33489" calcext:value-type="float">
            <text:p>33489</text:p>
          </table:table-cell>
          <table:table-cell office:value-type="float" office:value="35815" calcext:value-type="float">
            <text:p>35815</text:p>
          </table:table-cell>
        </table:table-row>
        <table:table-row table:style-name="ro2">
          <table:table-cell office:value-type="string" calcext:value-type="string">
            <text:p><text:a xlink:href="javascript:sym(34270)" xlink:type="simple">Thayet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သရက်</text:p>
          </table:table-cell>
          <table:table-cell office:value-type="float" office:value="23636" calcext:value-type="float">
            <text:p>23636</text:p>
          </table:table-cell>
          <table:table-cell office:value-type="float" office:value="20251" calcext:value-type="float">
            <text:p>20251</text:p>
          </table:table-cell>
        </table:table-row>
        <table:table-row table:style-name="ro2">
          <table:table-cell office:value-type="string" calcext:value-type="string">
            <text:p><text:a xlink:href="javascript:sym(34273)" xlink:type="simple">Thazi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သာစည်</text:p>
          </table:table-cell>
          <table:table-cell office:value-type="float" office:value="18440" calcext:value-type="float">
            <text:p>18440</text:p>
          </table:table-cell>
          <table:table-cell office:value-type="float" office:value="20561" calcext:value-type="float">
            <text:p>20561</text:p>
          </table:table-cell>
        </table:table-row>
        <table:table-row table:style-name="ro2">
          <table:table-cell office:value-type="string" calcext:value-type="string">
            <text:p><text:a xlink:href="javascript:sym(33771)" xlink:type="simple">Thongwa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သုံးခွ</text:p>
          </table:table-cell>
          <table:table-cell office:value-type="float" office:value="25457" calcext:value-type="float">
            <text:p>25457</text:p>
          </table:table-cell>
          <table:table-cell office:value-type="float" office:value="28018" calcext:value-type="float">
            <text:p>28018</text:p>
          </table:table-cell>
        </table:table-row>
        <table:table-row table:style-name="ro2">
          <table:table-cell office:value-type="string" calcext:value-type="string">
            <text:p><text:a xlink:href="javascript:sym(34275)" xlink:type="simple">Toungup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တောင်ကုတ်</text:p>
          </table:table-cell>
          <table:table-cell office:value-type="float" office:value="14369" calcext:value-type="float">
            <text:p>14369</text:p>
          </table:table-cell>
          <table:table-cell office:value-type="float" office:value="28652" calcext:value-type="float">
            <text:p>28652</text:p>
          </table:table-cell>
        </table:table-row>
        <table:table-row table:style-name="ro2">
          <table:table-cell office:value-type="string" calcext:value-type="string">
            <text:p><text:a xlink:href="javascript:sym(33767)" xlink:type="simple">Twantay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တွံတေး</text:p>
          </table:table-cell>
          <table:table-cell office:value-type="float" office:value="30853" calcext:value-type="float">
            <text:p>30853</text:p>
          </table:table-cell>
          <table:table-cell office:value-type="float" office:value="43092" calcext:value-type="float">
            <text:p>43092</text:p>
          </table:table-cell>
        </table:table-row>
        <table:table-row table:style-name="ro2">
          <table:table-cell office:value-type="string" calcext:value-type="string">
            <text:p><text:a xlink:href="javascript:sym(34265)" xlink:type="simple">Waingmaw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ဝိုင်းမော်</text:p>
          </table:table-cell>
          <table:table-cell office:value-type="float" office:value="7668" calcext:value-type="float">
            <text:p>7668</text:p>
          </table:table-cell>
          <table:table-cell office:value-type="float" office:value="21969" calcext:value-type="float">
            <text:p>21969</text:p>
          </table:table-cell>
        </table:table-row>
        <table:table-row table:style-name="ro2">
          <table:table-cell office:value-type="string" calcext:value-type="string">
            <text:p><text:a xlink:href="javascript:sym(22027)" xlink:type="simple">Wakem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ဝါးခယ်မ</text:p>
          </table:table-cell>
          <table:table-cell office:value-type="float" office:value="29149" calcext:value-type="float">
            <text:p>29149</text:p>
          </table:table-cell>
          <table:table-cell office:value-type="float" office:value="22181" calcext:value-type="float">
            <text:p>22181</text:p>
          </table:table-cell>
        </table:table-row>
        <table:table-row table:style-name="ro2">
          <table:table-cell office:value-type="string" calcext:value-type="string">
            <text:p><text:a xlink:href="javascript:sym(33747)" xlink:type="simple">Waw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ဝေါ</text:p>
          </table:table-cell>
          <table:table-cell office:value-type="float" office:value="21073" calcext:value-type="float">
            <text:p>21073</text:p>
          </table:table-cell>
          <table:table-cell office:value-type="float" office:value="23143" calcext:value-type="float">
            <text:p>23143</text:p>
          </table:table-cell>
        </table:table-row>
        <table:table-row table:style-name="ro2">
          <table:table-cell office:value-type="string" calcext:value-type="string">
            <text:p><text:a xlink:href="javascript:sym(33756)" xlink:type="simple">Wundwi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ဝမ်းတွင်း</text:p>
          </table:table-cell>
          <table:table-cell office:value-type="float" office:value="21301" calcext:value-type="float">
            <text:p>21301</text:p>
          </table:table-cell>
          <table:table-cell office:value-type="float" office:value="32558" calcext:value-type="float">
            <text:p>32558</text:p>
          </table:table-cell>
        </table:table-row>
        <table:table-row table:style-name="ro2">
          <table:table-cell office:value-type="string" calcext:value-type="string">
            <text:p><text:a xlink:href="javascript:sym(34272)" xlink:type="simple">Yamethi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ရမည်းသင်း</text:p>
          </table:table-cell>
          <table:table-cell office:value-type="float" office:value="23055" calcext:value-type="float">
            <text:p>23055</text:p>
          </table:table-cell>
          <table:table-cell office:value-type="float" office:value="27698" calcext:value-type="float">
            <text:p>27698</text:p>
          </table:table-cell>
        </table:table-row>
        <table:table-row table:style-name="ro3">
          <table:table-cell office:value-type="string" calcext:value-type="string">
            <text:p><text:a xlink:href="javascript:sym(7972)" xlink:type="simple">Yangon</text:a> [Rangoon]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ရန်ကုန်</text:p>
          </table:table-cell>
          <table:table-cell office:value-type="float" office:value="2515329" calcext:value-type="float">
            <text:p>2515329</text:p>
          </table:table-cell>
          <table:table-cell office:value-type="float" office:value="4814589" calcext:value-type="float">
            <text:p>4814589</text:p>
          </table:table-cell>
        </table:table-row>
        <table:table-row table:style-name="ro2">
          <table:table-cell office:value-type="string" calcext:value-type="string">
            <text:p><text:a xlink:href="javascript:sym(22028)" xlink:type="simple">Ye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ရေး</text:p>
          </table:table-cell>
          <table:table-cell office:value-type="string" calcext:value-type="string">
            <text:p>...</text:p>
          </table:table-cell>
          <table:table-cell office:value-type="float" office:value="34430" calcext:value-type="float">
            <text:p>34430</text:p>
          </table:table-cell>
        </table:table-row>
        <table:table-row table:style-name="ro2">
          <table:table-cell office:value-type="string" calcext:value-type="string">
            <text:p><text:a xlink:href="javascript:sym(34259)" xlink:type="simple">Yedash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ရေတာရှည်</text:p>
          </table:table-cell>
          <table:table-cell office:value-type="string" calcext:value-type="string">
            <text:p>...</text:p>
          </table:table-cell>
          <table:table-cell office:value-type="float" office:value="24420" calcext:value-type="float">
            <text:p>24420</text:p>
          </table:table-cell>
        </table:table-row>
        <table:table-row table:style-name="ro2">
          <table:table-cell office:value-type="string" calcext:value-type="string">
            <text:p><text:a xlink:href="javascript:sym(7973)" xlink:type="simple">Yenangyaung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ရေနံချောင်း</text:p>
          </table:table-cell>
          <table:table-cell office:value-type="float" office:value="62582" calcext:value-type="float">
            <text:p>62582</text:p>
          </table:table-cell>
          <table:table-cell office:value-type="float" office:value="45120" calcext:value-type="float">
            <text:p>45120</text:p>
          </table:table-cell>
        </table:table-row>
        <table:table-row table:style-name="ro2">
          <table:table-cell office:value-type="string" calcext:value-type="string">
            <text:p><text:a xlink:href="javascript:sym(34269)" xlink:type="simple">Yesagyo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ရေစကြို</text:p>
          </table:table-cell>
          <table:table-cell office:value-type="float" office:value="19461" calcext:value-type="float">
            <text:p>19461</text:p>
          </table:table-cell>
          <table:table-cell office:value-type="float" office:value="23329" calcext:value-type="float">
            <text:p>23329</text:p>
          </table:table-cell>
        </table:table-row>
        <table:table-row table:style-name="ro2">
          <table:table-cell office:value-type="string" calcext:value-type="string">
            <text:p><text:a xlink:href="javascript:sym(34280)" xlink:type="simple">Ye-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ရေဦး</text:p>
          </table:table-cell>
          <table:table-cell office:value-type="float" office:value="14912" calcext:value-type="float">
            <text:p>14912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2">
          <table:table-cell office:value-type="string" calcext:value-type="string">
            <text:p><text:a xlink:href="javascript:sym(34253)" xlink:type="simple">Zalu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ဇလွန်</text:p>
          </table:table-cell>
          <table:table-cell office:value-type="float" office:value="28217" calcext:value-type="float">
            <text:p>28217</text:p>
          </table:table-cell>
          <table:table-cell office:value-type="float" office:value="21254" calcext:value-type="float">
            <text:p>21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6:11.553489600</meta:creation-date>
    <dc:date>2025-04-17T07:36:18.136129800</dc:date>
    <meta:editing-duration>PT6S</meta:editing-duration>
    <meta:editing-cycles>1</meta:editing-cycles>
    <meta:document-statistic meta:table-count="1" meta:cell-count="605" meta:object-count="0"/>
    <meta:generator>LibreOffice/25.2.2.2$Windows_X86_64 LibreOffice_project/7370d4be9e3cf6031a51beef54ff3bda878e3fac</meta:generator>
  </office:meta>
</office:document-meta>
</file>